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system" style:font-pitch="variable"/>
    <style:font-face style:name="Wingdings" svg:font-family="Wingdings" style:font-adornments="Normal" style:font-pitch="variable" style:font-charset="x-symbol"/>
  </office:font-face-decls>
  <office:automatic-styles>
    <style:style style:name="Tableau1" style:family="table">
      <style:table-properties style:width="17.671cm" fo:margin-left="0.584cm" fo:margin-top="0cm" fo:margin-bottom="0cm" table:align="left" style:writing-mode="page"/>
    </style:style>
    <style:style style:name="Tableau1.A" style:family="table-column">
      <style:table-column-properties style:column-width="17.671cm"/>
    </style:style>
    <style:style style:name="Tableau1.1" style:family="table-row">
      <style:table-row-properties fo:keep-together="auto"/>
    </style:style>
    <style:style style:name="Tableau1.A1" style:family="table-cell">
      <style:table-cell-properties fo:padding-left="0.191cm" fo:padding-right="0.191cm" fo:padding-top="0cm" fo:padding-bottom="0cm" fo:border="0.5pt solid #000000"/>
    </style:style>
    <style:style style:name="P1" style:family="paragraph" style:parent-style-name="List_20_Paragraph">
      <style:paragraph-properties fo:margin-left="0cm"/>
    </style:style>
    <style:style style:name="P2" style:family="paragraph" style:parent-style-name="List_20_Paragraph" style:list-style-name="WWNum2"/>
    <style:style style:name="P3" style:family="paragraph" style:parent-style-name="List_20_Paragraph" style:list-style-name="WWNum3"/>
    <style:style style:name="P4" style:family="paragraph" style:parent-style-name="List_20_Paragraph">
      <style:paragraph-properties fo:margin-left="0cm"/>
      <style:text-properties fo:font-weight="bold" style:font-weight-asian="bold"/>
    </style:style>
    <style:style style:name="P5" style:family="paragraph" style:parent-style-name="List_20_Paragraph">
      <style:paragraph-properties fo:margin-left="0cm"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margin-top="0cm" fo:margin-bottom="0cm" style:contextual-spacing="false" fo:line-height="100%"/>
    </style:style>
    <style:style style:name="P8" style:family="paragraph" style:parent-style-name="Standard">
      <style:paragraph-properties fo:margin-top="0cm" fo:margin-bottom="0cm" style:contextual-spacing="false"/>
      <style:text-properties fo:font-weight="bold" style:font-weight-asian="bold"/>
    </style:style>
    <style:style style:name="T1" style:family="text">
      <style:text-properties fo:font-size="22pt" style:text-underline-style="solid" style:text-underline-width="auto" style:text-underline-color="font-color" fo:font-weight="bold" style:font-size-asian="22pt" style:font-weight-asian="bold" style:font-size-complex="22pt"/>
    </style:style>
    <style:style style:name="T2" style:family="text">
      <style:text-properties fo:font-size="18pt" fo:font-weight="bold" style:font-size-asian="18pt" style:font-weight-asian="bold" style:font-size-complex="18pt"/>
    </style:style>
    <style:style style:name="T3" style:family="text">
      <style:text-properties fo:font-size="18pt" fo:font-weight="bold" officeooo:rsid="000cd74b" style:font-size-asian="18pt" style:font-weight-asian="bold" style:font-size-complex="18pt"/>
    </style:style>
    <style:style style:name="T4" style:family="text">
      <style:text-properties fo:font-weight="bold" style:font-weight-asian="bold"/>
    </style:style>
    <style:style style:name="T5" style:family="text">
      <style:text-properties style:text-underline-style="solid" style:text-underline-width="auto" style:text-underline-color="font-color"/>
    </style:style>
    <style:style style:name="T6" style:family="text">
      <style:text-properties fo:font-size="14pt" fo:font-style="italic" fo:font-weight="bold" style:font-size-asian="14pt" style:font-style-asian="italic"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loext:marker-style-name="T1"><text:span text:style-name="T1">Fiche 7 : Suivi du projet</text:span><text:span text:style-name="T1"/></text:p>
      <table:table table:name="Tableau1" table:style-name="Tableau1">
        <table:table-column table:style-name="Tableau1.A"/>
        <table:table-row table:style-name="Tableau1.1">
          <table:table-cell table:style-name="Tableau1.A1" office:value-type="string">
            <text:p text:style-name="P7" loext:marker-style-name="T2"><text:span text:style-name="T2">Titre du projet : </text:span><text:span text:style-name="T3">Boule à Zen</text:span></text:p>
            <text:p text:style-name="P7" loext:marker-style-name="T2"><text:span text:style-name="T2">Chef de projet : </text:span><text:span text:style-name="T3">KOLODZIEJSKI Carl</text:span></text:p>
          </table:table-cell>
        </table:table-row>
      </table:table>
      <text:p text:style-name="P8" loext:marker-style-name="T4"/>
      <text:p text:style-name="P1">Pour cette étape, le chef de projet doit mettre en place un suivi de son projet.</text:p>
      <text:p text:style-name="P1"/>
      <text:p text:style-name="P1">Pour cela, le projet est découpé en période de 3 semaines (pour les 3 semaines des SAé). Le suivi sera fait sur :</text:p>
      <text:list text:style-name="WWNum2">
        <text:list-item>
          <text:p text:style-name="P2">Un journal de bord sur un fichier Excel</text:p>
        </text:list-item>
        <text:list-item>
          <text:p text:style-name="P2">GanttProject</text:p>
        </text:list-item>
      </text:list>
      <text:p text:style-name="List_20_Paragraph"/>
      <text:p text:style-name="P1" loext:marker-style-name="T4"><text:span text:style-name="T4">Le suivi sur le fichier Excel : (Fichier fiche suivi de projet_1_suivi projet.xlsx)</text:span><text:span text:style-name="T4"/></text:p>
      <text:p text:style-name="P1"/>
      <text:p text:style-name="P1">Le classeur Excel comporte autant de pages qu’il y a d’acteur dans le projet. Ce fichier est stocké à un endroit où tous les acteurs peuvent y avoir accès.</text:p>
      <text:p text:style-name="P1"/>
      <text:p text:style-name="P1"><text:span text:style-name="T5">Chaque acteur</text:span> du projet à sa propre page.</text:p>
      <text:p text:style-name="P1"/>
      <text:list text:style-name="WWNum3">
        <text:list-item>
          <text:p text:style-name="P3">A chaque début de période, chaque acteur (en accord avec le chef de projet) planifie le travail qu’il doit effectuer sur la période en mentionnant les tâches du projet et le temps qu’il doit consacrer à chaque tâche.</text:p>
        </text:list-item>
        <text:list-item>
          <text:p text:style-name="P3">A chaque fin de période, chaque acteur complète sa page en indiquant le travail réellement effectué sur la période. S’il a réussi à tout réaliser, c’est parfait, s’il n’a pas réussi, il indique le % de travail réalisé.</text:p>
        </text:list-item>
      </text:list>
      <text:p text:style-name="P1"/>
      <text:p text:style-name="P1" loext:marker-style-name="T4"><text:span text:style-name="T4">Le suivi sur le fichier GanttProject:</text:span><text:span text:style-name="T4"/></text:p>
      <text:p text:style-name="P4" loext:marker-style-name="T4"/>
      <text:p text:style-name="P1">A chaque fin de période, <text:span text:style-name="T5">le chef de projet</text:span> analyse les journaux de bord de chaque acteur du projet (et le sien aussi). Il rentre l’avancement du travail sur GanttProject (il prend soin de garder une version de la planification à chaque période). Il est alors capable d’identifier un potentiel retard.</text:p>
      <text:p text:style-name="P1"/>
      <text:p text:style-name="P1">Si le projet est en retard, il modifie la planification du projet <text:s/>et il informe les différents acteurs du projet avant le début de la période suivante</text:p>
      <text:p text:style-name="P1"/>
      <text:p text:style-name="P1"/>
      <text:p text:style-name="P1" loext:marker-style-name="T4"><text:span text:style-name="T4">Les comptes rendus de réunion (Fichier Fiche _2_synthese dereunion.docx)</text:span><text:span text:style-name="T4"/></text:p>
      <text:p text:style-name="P1"/>
      <text:p text:style-name="P1">Si le chef de projet organise des réunions avec son équipe ou avec le client, il prendra soin de mettre en place une synthèse des décisions prises lors de cette réunion. Cette synthèse sera envoyée à tous les acteurs du projet et sera conservée par le chef de projet. </text:p>
      <text:p text:style-name="P1"/>
      <text:p text:style-name="P5" loext:marker-style-name="T6"><text:span text:style-name="T6">Refaire ce travail à chaque période</text:span><text:span text:style-name="T6"/></text:p>
      <text:p text:style-name="P1"/>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imes New Roman"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style:font-name="Calibri" fo:font-family="Calibri" style:font-family-generic="roman" style:font-pitch="variable" style:font-name-asian="Times New Roman" style:font-family-asian="'Times New Roman'" style:font-family-generic-asian="system" style:font-pitch-asian="variable" style:language-asian="zh" style:country-asian="TW" style:font-name-complex="Times New Roman" style:font-family-complex="'Times New Roman'" style:font-family-generic-complex="system" style:font-pitch-complex="variable" style:language-complex="he" style:country-complex="I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1.27cm" fo:margin-top="0cm" fo:margin-bottom="0.353cm" style:contextual-spacing="true"/>
    </style:style>
    <style:style style:name="Default_20_Paragraph_20_Font_20__28_WW_29_" style:display-name="Default Paragraph Font (WW)"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F. Ramdani</meta:initial-creator>
    <dc:creator>Mathilde Konury</dc:creator>
    <meta:editing-cycles>3</meta:editing-cycles>
    <meta:creation-date>2022-03-29T09:20:00</meta:creation-date>
    <dc:date>2024-04-05T11:40:47.059000000</dc:date>
    <meta:editing-duration>PT1H12M46S</meta:editing-duration>
    <meta:generator>LibreOffice/7.6.1.2$Windows_X86_64 LibreOffice_project/f5defcebd022c5bc36bbb79be232cb6926d8f674</meta:generator>
    <meta:document-statistic meta:table-count="1" meta:image-count="0" meta:object-count="0" meta:page-count="1" meta:paragraph-count="18" meta:word-count="345" meta:character-count="1912" meta:non-whitespace-character-count="1587"/>
    <meta:user-defined meta:name="AppVersion">16.0000</meta:user-defined>
    <meta:user-defined meta:name="Company">IUT</meta:user-defined>
    <meta:template xlink:type="simple" xlink:actuate="onRequest" xlink:title="Normal" xlink:href=""/>
  </office:meta>
</office:document-meta>
</file>